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1" svg:font-family="Calibri1"/>
    <style:font-face style:name="Liberation Sans1" svg:font-family="'Liberation Sans1'"/>
    <style:font-face style:name="Segoe UI1" svg:font-family="'Segoe UI'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82.49pt"/>
    </style:style>
    <style:style style:name="co3" style:family="table-column">
      <style:table-column-properties fo:break-before="auto" style:column-width="89.26pt"/>
    </style:style>
    <style:style style:name="co4" style:family="table-column">
      <style:table-column-properties fo:break-before="auto" style:column-width="87.76pt"/>
    </style:style>
    <style:style style:name="co5" style:family="table-column">
      <style:table-column-properties fo:break-before="auto" style:column-width="54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7.26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</style:style>
    <style:style style:name="ce3" style:family="table-cell" style:parent-style-name="Default" style:data-style-name="N0">
      <style:text-properties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4" style:family="table-cell" style:parent-style-name="Default" style:data-style-name="N2"/>
    <style:style style:name="ce5" style:family="table-cell" style:parent-style-name="Default" style:data-style-name="N0">
      <style:table-cell-properties fo:background-color="transparent"/>
      <style:text-properties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ext-properties fo:color="#2f2f2f" style:font-name="Segoe UI" fo:font-size="12pt" style:font-name-asian="Segoe UI1" style:font-size-asian="12pt" style:font-name-complex="Segoe UI1" style:font-size-complex="12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number-columns-repeated="1015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string" calcext:value-type="string">
            <text:p>Week</text:p>
          </table:table-cell>
          <table:table-cell table:style-name="ce3" office:value-type="string" calcext:value-type="string">
            <text:p>Simonetta</text:p>
          </table:table-cell>
          <table:table-cell table:style-name="ce3" office:value-type="string" calcext:value-type="string">
            <text:p>Vinkel</text:p>
          </table:table-cell>
          <table:table-cell table:style-name="ce3" office:value-type="string" calcext:value-type="string">
            <text:p>Daniel</text:p>
          </table:table-cell>
          <table:table-cell table:style-name="ce3" office:value-type="string" calcext:value-type="string">
            <text:p>Kris</text:p>
          </table:table-cell>
          <table:table-cell table:style-name="ce5" office:value-type="string" calcext:value-type="string">
            <text:p>Total pr week</text:p>
          </table:table-cell>
          <table:table-cell table:style-name="ce5" office:value-type="string" calcext:value-type="string">
            <text:p>Total pr guy pr week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table:style-name="ce6" table:formula="of:=SUM([.D5:.G5])" office:value-type="float" office:value="102" calcext:value-type="float">
            <text:p>102</text:p>
          </table:table-cell>
          <table:table-cell table:formula="of:=[.H5]/4" office:value-type="float" office:value="25.5" calcext:value-type="float">
            <text:p>25.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/>
          <table:table-cell table:style-name="ce6" table:formula="of:=SUM([.D6:.G6])" office:value-type="float" office:value="143" calcext:value-type="float">
            <text:p>143</text:p>
          </table:table-cell>
          <table:table-cell table:formula="of:=[.H6]/4" office:value-type="float" office:value="35.75" calcext:value-type="float">
            <text:p>35.7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table:style-name="ce6" table:formula="of:=SUM([.D7:.G7])" office:value-type="float" office:value="117" calcext:value-type="float">
            <text:p>117</text:p>
          </table:table-cell>
          <table:table-cell table:formula="of:=[.H7]/4" office:value-type="float" office:value="29.25" calcext:value-type="float">
            <text:p>29.2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70.7" calcext:value-type="float">
            <text:p>170.7</text:p>
          </table:table-cell>
          <table:table-cell table:number-columns-repeated="2"/>
          <table:table-cell table:style-name="ce6" table:formula="of:=SUM([.D8:.G8])" office:value-type="float" office:value="170.7" calcext:value-type="float">
            <text:p>170.7</text:p>
          </table:table-cell>
          <table:table-cell table:formula="of:=[.H8]/4" office:value-type="float" office:value="42.675" calcext:value-type="float">
            <text:p>42.67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table:number-columns-repeated="3"/>
          <table:table-cell table:style-name="ce6" table:formula="of:=SUM([.D9:.G9])" office:value-type="float" office:value="154" calcext:value-type="float">
            <text:p>154</text:p>
          </table:table-cell>
          <table:table-cell table:formula="of:=[.H9]/4" office:value-type="float" office:value="38.5" calcext:value-type="float">
            <text:p>38.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/>
          <table:table-cell table:style-name="ce6" table:formula="of:=SUM([.D10:.G10])" office:value-type="float" office:value="195" calcext:value-type="float">
            <text:p>195</text:p>
          </table:table-cell>
          <table:table-cell table:formula="of:=[.H10]/4" office:value-type="float" office:value="48.75" calcext:value-type="float">
            <text:p>48.7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style-name="ce6" table:formula="of:=SUM([.D11:.G11])" office:value-type="float" office:value="261" calcext:value-type="float">
            <text:p>261</text:p>
          </table:table-cell>
          <table:table-cell table:formula="of:=[.H11]/4" office:value-type="float" office:value="65.25" calcext:value-type="float">
            <text:p>65.2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67.7" calcext:value-type="float">
            <text:p>167.7</text:p>
          </table:table-cell>
          <table:table-cell table:number-columns-repeated="2"/>
          <table:table-cell table:style-name="ce6" table:formula="of:=SUM([.D12:.G12])" office:value-type="float" office:value="167.7" calcext:value-type="float">
            <text:p>167.7</text:p>
          </table:table-cell>
          <table:table-cell table:formula="of:=[.H12]/4" office:value-type="float" office:value="41.925" calcext:value-type="float">
            <text:p>41.92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62.35" calcext:value-type="float">
            <text:p>162.35</text:p>
          </table:table-cell>
          <table:table-cell table:style-name="ce6" table:formula="of:=SUM([.D13:.G13])" office:value-type="float" office:value="162.35" calcext:value-type="float">
            <text:p>162.35</text:p>
          </table:table-cell>
          <table:table-cell table:formula="of:=[.H13]/4" office:value-type="float" office:value="40.5875" calcext:value-type="float">
            <text:p>40.587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/>
          <table:table-cell table:style-name="ce6" table:formula="of:=SUM([.D14:.G14])" office:value-type="float" office:value="197" calcext:value-type="float">
            <text:p>197</text:p>
          </table:table-cell>
          <table:table-cell table:formula="of:=[.H14]/4" office:value-type="float" office:value="49.25" calcext:value-type="float">
            <text:p>49.2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260.8" calcext:value-type="float">
            <text:p>260.8</text:p>
          </table:table-cell>
          <table:table-cell table:number-columns-repeated="2"/>
          <table:table-cell table:style-name="ce6" table:formula="of:=SUM([.D15:.G15])" office:value-type="float" office:value="260.8" calcext:value-type="float">
            <text:p>260.8</text:p>
          </table:table-cell>
          <table:table-cell table:formula="of:=[.H15]/4" office:value-type="float" office:value="65.2" calcext:value-type="float">
            <text:p>65.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70" calcext:value-type="float">
            <text:p>170</text:p>
          </table:table-cell>
          <table:table-cell table:style-name="ce6" table:formula="of:=SUM([.D16:.G16])" office:value-type="float" office:value="170" calcext:value-type="float">
            <text:p>170</text:p>
          </table:table-cell>
          <table:table-cell table:formula="of:=[.H16]/4" office:value-type="float" office:value="42.5" calcext:value-type="float">
            <text:p>42.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51.22" calcext:value-type="float">
            <text:p>251.22</text:p>
          </table:table-cell>
          <table:table-cell table:number-columns-repeated="3"/>
          <table:table-cell table:style-name="ce6" table:formula="of:=SUM([.D17:.G17])" office:value-type="float" office:value="251.22" calcext:value-type="float">
            <text:p>251.22</text:p>
          </table:table-cell>
          <table:table-cell table:formula="of:=[.H17]/4" office:value-type="float" office:value="62.805" calcext:value-type="float">
            <text:p>62.80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4"/>
          <table:table-cell table:style-name="ce6" table:formula="of:=SUM([.D18:.G18])" office:value-type="float" office:value="0" calcext:value-type="float">
            <text:p>0</text:p>
          </table:table-cell>
          <table:table-cell table:formula="of:=[.H18]/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4"/>
          <table:table-cell table:style-name="ce6" table:formula="of:=SUM([.D19:.G19])" office:value-type="float" office:value="0" calcext:value-type="float">
            <text:p>0</text:p>
          </table:table-cell>
          <table:table-cell table:formula="of:=[.H19]/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40.8" calcext:value-type="float">
            <text:p>240.8</text:p>
          </table:table-cell>
          <table:table-cell/>
          <table:table-cell table:style-name="ce6" table:formula="of:=SUM([.D20:.G20])" office:value-type="float" office:value="240.8" calcext:value-type="float">
            <text:p>240.8</text:p>
          </table:table-cell>
          <table:table-cell table:formula="of:=[.H20]/4" office:value-type="float" office:value="60.2" calcext:value-type="float">
            <text:p>60.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table:style-name="ce6" table:formula="of:=SUM([.D21:.G21])" office:value-type="float" office:value="250" calcext:value-type="float">
            <text:p>250</text:p>
          </table:table-cell>
          <table:table-cell table:formula="of:=[.H21]/4" office:value-type="float" office:value="62.5" calcext:value-type="float">
            <text:p>62.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4"/>
          <table:table-cell table:style-name="ce6" table:formula="of:=SUM([.D22:.G22])" office:value-type="float" office:value="0" calcext:value-type="float">
            <text:p>0</text:p>
          </table:table-cell>
          <table:table-cell table:formula="of:=[.H22]/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4"/>
          <table:table-cell table:style-name="ce6" table:formula="of:=SUM([.D23:.G23])" office:value-type="float" office:value="0" calcext:value-type="float">
            <text:p>0</text:p>
          </table:table-cell>
          <table:table-cell table:formula="of:=[.H23]/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4"/>
          <table:table-cell table:style-name="ce6" table:formula="of:=SUM([.D24:.G24])" office:value-type="float" office:value="0" calcext:value-type="float">
            <text:p>0</text:p>
          </table:table-cell>
          <table:table-cell table:formula="of:=[.H24]/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4"/>
          <table:table-cell table:style-name="ce6" table:formula="of:=SUM([.D25:.G25])" office:value-type="float" office:value="0" calcext:value-type="float">
            <text:p>0</text:p>
          </table:table-cell>
          <table:table-cell table:formula="of:=[.H25]/4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4"/>
          <table:table-cell table:style-name="ce6" table:formula="of:=SUM([.D26:.G26])" office:value-type="float" office:value="0" calcext:value-type="float">
            <text:p>0</text:p>
          </table:table-cell>
          <table:table-cell table:formula="of:=[.H26]/4" office:value-type="float" office:value="0" calcext:value-type="float">
            <text:p>0</text:p>
          </table:table-cell>
          <table:table-cell/>
          <table:table-cell table:style-name="ce7"/>
          <table:table-cell table:number-columns-repeated="1013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4"/>
          <table:table-cell table:style-name="ce6" table:formula="of:=SUM([.D27:.G27])" office:value-type="float" office:value="0" calcext:value-type="float">
            <text:p>0</text:p>
          </table:table-cell>
          <table:table-cell table:formula="of:=[.H27]/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4"/>
          <table:table-cell table:style-name="ce6" table:formula="of:=SUM([.D28:.G28])" office:value-type="float" office:value="0" calcext:value-type="float">
            <text:p>0</text:p>
          </table:table-cell>
          <table:table-cell table:formula="of:=[.H28]/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6" office:value-type="string" calcext:value-type="string">
            <text:p>Total</text:p>
          </table:table-cell>
          <table:table-cell office:value-type="string" calcext:value-type="string">
            <text:p>Average pr guy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Total pr guy</text:p>
          </table:table-cell>
          <table:table-cell table:formula="of:=SUM([.D5:.D28])" office:value-type="float" office:value="908.22" calcext:value-type="float">
            <text:p>908.22</text:p>
          </table:table-cell>
          <table:table-cell table:formula="of:=SUM([.E5:.E28])" office:value-type="float" office:value="599.2" calcext:value-type="float">
            <text:p>599.2</text:p>
          </table:table-cell>
          <table:table-cell table:formula="of:=SUM([.F5:.F28])" office:value-type="float" office:value="775.8" calcext:value-type="float">
            <text:p>775.8</text:p>
          </table:table-cell>
          <table:table-cell table:formula="of:=SUM([.G5:.G28])" office:value-type="float" office:value="559.35" calcext:value-type="float">
            <text:p>559.35</text:p>
          </table:table-cell>
          <table:table-cell table:style-name="ce6" table:formula="of:=SUM([.H5:.H28])" office:value-type="float" office:value="2842.57" calcext:value-type="float">
            <text:p>2842.57</text:p>
          </table:table-cell>
          <table:table-cell table:formula="of:=[.H30]/4" office:value-type="float" office:value="710.6425" calcext:value-type="float">
            <text:p>710.642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Acc. to average</text:p>
          </table:table-cell>
          <table:table-cell table:formula="of:=[.D30]-[.$I$30]" office:value-type="float" office:value="197.5775" calcext:value-type="float">
            <text:p>197.5775</text:p>
          </table:table-cell>
          <table:table-cell table:formula="of:=[.E30]-[.$I$30]" office:value-type="float" office:value="-111.4425" calcext:value-type="float">
            <text:p>-111.4425</text:p>
          </table:table-cell>
          <table:table-cell table:formula="of:=[.F30]-[.$I$30]" office:value-type="float" office:value="65.1574999999999" calcext:value-type="float">
            <text:p>65.1575</text:p>
          </table:table-cell>
          <table:table-cell table:formula="of:=[.G30]-[.$I$30]" office:value-type="float" office:value="-151.2925" calcext:value-type="float">
            <text:p>-151.2925</text:p>
          </table:table-cell>
          <table:table-cell table:style-name="ce6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6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Average pr week</text:p>
          </table:table-cell>
          <table:table-cell/>
          <table:table-cell table:formula="of:=[.H30]/COUNTIF([.H5:.H28];&quot;&gt;0&quot;)" office:value-type="float" office:value="189.504666666667" calcext:value-type="float">
            <text:p>189.504666666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verage pr guy pr week</text:p>
          </table:table-cell>
          <table:table-cell/>
          <table:table-cell table:style-name="ce4" table:formula="of:=[.E34]/4" office:value-type="float" office:value="47.3761666666667" calcext:value-type="float">
            <text:p>47.38</text:p>
          </table:table-cell>
          <table:table-cell table:number-columns-repeated="1019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1" svg:font-family="Calibri1"/>
    <style:font-face style:name="Liberation Sans1" svg:font-family="'Liberation Sans1'"/>
    <style:font-face style:name="Segoe UI1" svg:font-family="'Segoe UI'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7-02-13T11:37:40Z</meta:creation-date>
    <dc:date>2017-05-21T19:35:15.890713414</dc:date>
    <meta:editing-cycles>6</meta:editing-cycles>
    <meta:editing-duration>PT4M26S</meta:editing-duration>
    <meta:document-statistic meta:table-count="1" meta:cell-count="113" meta:object-count="0"/>
  </office:meta>
</office:document-meta>
</file>